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7.96cm"/>
    </style:style>
    <style:style style:name="co5" style:family="table-column">
      <style:table-column-properties fo:break-before="auto" style:column-width="9.9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 fo:border="0.06pt solid #000000" style:shrink-to-fit="fals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9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9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1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3" office:value-type="string" calcext:value-type="string">
            <text:p>ifconfig command</text:p>
          </table:table-cell>
          <table:table-cell table:style-name="ce1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16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16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16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style-name="Default" table:number-columns-repeated="4"/>
          <table:table-cell table:style-name="ce16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style-name="Default" table:number-columns-repeated="4"/>
          <table:table-cell table:style-name="ce16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1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2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table:style-name="Default"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 style:data-style-name="N2" text:time-value="11:35:20.517249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5T18:34:44.718144622</dc:date>
    <meta:editing-duration>P1DT1H43M54S</meta:editing-duration>
    <meta:editing-cycles>55</meta:editing-cycles>
    <meta:generator>LibreOffice/4.2.8.2$Linux_x86 LibreOffice_project/420m0$Build-2</meta:generator>
    <meta:document-statistic meta:table-count="1" meta:cell-count="166" meta:object-count="0"/>
  </office:meta>
</office:document-meta>
</file>